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B000002003C457E23F3E81E0D.png" manifest:media-type="image/png"/>
  <manifest:file-entry manifest:full-path="Pictures/10000000000006F8000007D068A1EC2D91505D08.png" manifest:media-type="image/png"/>
  <manifest:file-entry manifest:full-path="Pictures/10000000000000A7000000A63FF8B36E4EFA3BC9.png" manifest:media-type="image/png"/>
  <manifest:file-entry manifest:full-path="Pictures/100002010000029A00000320CCA3A4143C8951C3.png" manifest:media-type="image/png"/>
  <manifest:file-entry manifest:full-path="Pictures/1000020100000780000001A56166EA1C10B070AD.png" manifest:media-type="image/png"/>
  <manifest:file-entry manifest:full-path="Pictures/10000201000007800000039EE6EF45C245396CF1.png" manifest:media-type="image/png"/>
  <manifest:file-entry manifest:full-path="Pictures/10000201000002000000020089BA44FF682328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4cm" fo:min-width="0cm"/>
      <style:paragraph-properties style:writing-mode="lr-tb"/>
    </style:style>
    <style:style style:name="gr3" style:family="graphic" style:parent-style-name="objectwithoutfill">
      <style:graphic-properties svg:stroke-width="0.212cm" svg:stroke-color="#729fcf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4" style:family="graphic" style:parent-style-name="objectwithoutfill">
      <style:graphic-properties svg:stroke-color="#000000" draw:marker-end="Puntas_20_de_20_flecha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259cm" svg:height="4.75cm" svg:x="23.75cm" svg:y="1.75cm">
          <draw:image xlink:href="Pictures/10000000000001CB000002003C457E23F3E81E0D.png" xlink:type="simple" xlink:show="embed" xlink:actuate="onLoad" draw:mime-type="image/png">
            <text:p/>
          </draw:image>
        </draw:frame>
        <draw:frame draw:style-name="gr1" draw:text-style-name="P1" draw:layer="layout" svg:width="4.784cm" svg:height="5.336cm" svg:x="18.216cm" svg:y="1.164cm">
          <draw:image xlink:href="Pictures/10000000000001CB000002003C457E23F3E81E0D.png" xlink:type="simple" xlink:show="embed" xlink:actuate="onLoad" draw:mime-type="image/png">
            <text:p/>
          </draw:image>
        </draw:frame>
        <draw:frame draw:style-name="gr1" draw:text-style-name="P1" draw:layer="layout" svg:width="4.034cm" svg:height="4.5cm" svg:x="13.466cm" svg:y="2cm">
          <draw:image xlink:href="Pictures/10000000000001CB000002003C457E23F3E81E0D.png" xlink:type="simple" xlink:show="embed" xlink:actuate="onLoad" draw:mime-type="image/png">
            <text:p/>
          </draw:image>
        </draw:frame>
        <draw:frame draw:style-name="gr1" draw:text-style-name="P1" draw:layer="layout" svg:width="3.79cm" svg:height="4.25cm" svg:x="24.46cm" svg:y="8.5cm">
          <draw:image xlink:href="Pictures/10000000000006F8000007D068A1EC2D91505D08.png" xlink:type="simple" xlink:show="embed" xlink:actuate="onLoad" draw:mime-type="image/png">
            <text:p/>
          </draw:image>
        </draw:frame>
        <draw:frame draw:style-name="gr1" draw:text-style-name="P1" draw:layer="layout" svg:width="4.243cm" svg:height="4.757cm" svg:x="20.114cm" svg:y="7.993cm">
          <draw:image xlink:href="Pictures/10000000000006F8000007D068A1EC2D91505D08.png" xlink:type="simple" xlink:show="embed" xlink:actuate="onLoad" draw:mime-type="image/png">
            <text:p/>
          </draw:image>
        </draw:frame>
        <draw:frame draw:style-name="gr1" draw:text-style-name="P1" draw:layer="layout" svg:width="3.568cm" svg:height="4cm" svg:x="16.682cm" svg:y="8.75cm">
          <draw:image xlink:href="Pictures/10000000000006F8000007D068A1EC2D91505D08.png" xlink:type="simple" xlink:show="embed" xlink:actuate="onLoad" draw:mime-type="image/png">
            <text:p/>
          </draw:image>
        </draw:frame>
        <draw:frame draw:style-name="gr1" draw:text-style-name="P1" draw:layer="layout" svg:width="4.013cm" svg:height="4.5cm" svg:x="12.487cm" svg:y="8.25cm">
          <draw:image xlink:href="Pictures/10000000000006F8000007D068A1EC2D91505D08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12.5cm" svg:y="14.25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13.878cm" svg:y="13.75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14.628cm" svg:y="14.5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15.878cm" svg:y="14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17.5cm" svg:y="14.5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18.628cm" svg:y="14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20cm" svg:y="14.5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21.878cm" svg:y="14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21.628cm" svg:y="14.5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23.378cm" svg:y="14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3.122cm" svg:height="3.75cm" svg:x="23.878cm" svg:y="14.5cm">
          <draw:image xlink:href="Pictures/100002010000029A00000320CCA3A4143C8951C3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1.754cm" svg:x="19cm" svg:y="16.746cm">
          <draw:image xlink:href="Pictures/1000020100000780000001A56166EA1C10B070AD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1.754cm" svg:x="12.5cm" svg:y="16.75cm">
          <draw:image xlink:href="Pictures/1000020100000780000001A56166EA1C10B070AD.png" xlink:type="simple" xlink:show="embed" xlink:actuate="onLoad" draw:mime-type="image/png">
            <text:p/>
          </draw:image>
        </draw:frame>
        <draw:frame draw:style-name="gr1" draw:text-style-name="P1" draw:layer="layout" svg:width="1.555cm" svg:height="0.75cm" svg:x="13.75cm" svg:y="12cm">
          <draw:image xlink:href="Pictures/10000201000007800000039EE6EF45C245396CF1.png" xlink:type="simple" xlink:show="embed" xlink:actuate="onLoad" draw:mime-type="image/png">
            <text:p/>
          </draw:image>
        </draw:frame>
        <draw:frame draw:style-name="gr1" draw:text-style-name="P1" draw:layer="layout" svg:width="1.555cm" svg:height="0.75cm" svg:x="17.695cm" svg:y="12cm">
          <draw:image xlink:href="Pictures/10000201000007800000039EE6EF45C245396CF1.png" xlink:type="simple" xlink:show="embed" xlink:actuate="onLoad" draw:mime-type="image/png">
            <text:p/>
          </draw:image>
        </draw:frame>
        <draw:frame draw:style-name="gr1" draw:text-style-name="P1" draw:layer="layout" svg:width="1.555cm" svg:height="0.75cm" svg:x="21.5cm" svg:y="12cm">
          <draw:image xlink:href="Pictures/10000201000007800000039EE6EF45C245396CF1.png" xlink:type="simple" xlink:show="embed" xlink:actuate="onLoad" draw:mime-type="image/png">
            <text:p/>
          </draw:image>
        </draw:frame>
        <draw:frame draw:style-name="gr1" draw:text-style-name="P1" draw:layer="layout" svg:width="1.555cm" svg:height="0.75cm" svg:x="25.5cm" svg:y="12cm">
          <draw:image xlink:href="Pictures/10000201000007800000039EE6EF45C245396CF1.png" xlink:type="simple" xlink:show="embed" xlink:actuate="onLoad" draw:mime-type="image/png">
            <text:p/>
          </draw:image>
        </draw:frame>
        <draw:frame draw:style-name="gr1" draw:text-style-name="P1" draw:layer="layout" svg:width="4.75cm" svg:height="4.75cm" svg:x="1cm" svg:y="3.25cm">
          <draw:image xlink:href="Pictures/10000201000002000000020089BA44FF682328AE.png" xlink:type="simple" xlink:show="embed" xlink:actuate="onLoad" draw:mime-type="image/png">
            <text:p/>
          </draw:image>
        </draw:frame>
        <draw:frame draw:style-name="gr1" draw:text-style-name="P1" draw:layer="layout" svg:width="1.953cm" svg:height="1.94cm" draw:transform="rotate (-0.828856861772107) translate (7.18cm 6.5cm)">
          <draw:image xlink:href="Pictures/10000000000000A7000000A63FF8B36E4EFA3BC9.png" xlink:type="simple" xlink:show="embed" xlink:actuate="onLoad" draw:mime-type="image/png">
            <text:p/>
          </draw:image>
        </draw:frame>
        <draw:frame draw:style-name="gr2" draw:text-style-name="P2" draw:layer="layout" svg:width="3.25cm" svg:height="1.673cm" svg:x="3.75cm" svg:y="8.577cm">
          <draw:text-box>
            <text:p text:style-name="P1"><text:span text:style-name="T1">Nodo principal</text:span></text:p>
          </draw:text-box>
        </draw:frame>
        <draw:frame draw:style-name="gr1" draw:text-style-name="P1" draw:layer="layout" svg:width="1.066cm" svg:height="1.058cm" draw:transform="rotate (-0.829205927622506) translate (11.53cm 11.999cm)">
          <draw:image xlink:href="Pictures/10000000000000A7000000A63FF8B36E4EFA3BC9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1.673cm" svg:x="4.75cm" svg:y="13.5cm">
          <draw:text-box>
            <text:p text:style-name="P1"><text:span text:style-name="T1">Nodo secundario</text:span></text:p>
          </draw:text-box>
        </draw:frame>
        <draw:frame draw:style-name="gr1" draw:text-style-name="P1" draw:layer="layout" svg:width="1.066cm" svg:height="1.058cm" draw:transform="rotate (-0.829205927622506) translate (11.53cm 5.749cm)">
          <draw:image xlink:href="Pictures/10000000000000A7000000A63FF8B36E4EFA3BC9.png" xlink:type="simple" xlink:show="embed" xlink:actuate="onLoad" draw:mime-type="image/png">
            <text:p/>
          </draw:image>
        </draw:frame>
        <draw:frame draw:style-name="gr1" draw:text-style-name="P1" draw:layer="layout" svg:width="1.066cm" svg:height="1.058cm" draw:transform="rotate (-0.829205927622506) translate (11.53cm 17.75cm)">
          <draw:image xlink:href="Pictures/10000000000000A7000000A63FF8B36E4EFA3BC9.png" xlink:type="simple" xlink:show="embed" xlink:actuate="onLoad" draw:mime-type="image/png">
            <text:p/>
          </draw:image>
        </draw:frame>
        <draw:line draw:style-name="gr3" draw:text-style-name="P3" draw:layer="layout" svg:x1="8cm" svg:y1="8cm" svg:x2="10.25cm" svg:y2="8cm">
          <text:p/>
        </draw:line>
        <draw:line draw:style-name="gr3" draw:text-style-name="P3" draw:layer="layout" svg:x1="4.5cm" svg:y1="5.5cm" svg:x2="7.25cm" svg:y2="5.5cm">
          <text:p/>
        </draw:line>
        <draw:line draw:style-name="gr3" draw:text-style-name="P3" draw:layer="layout" svg:x1="7.224cm" svg:y1="7cm" svg:x2="7.25cm" svg:y2="5.5cm">
          <text:p/>
        </draw:line>
        <draw:line draw:style-name="gr3" draw:text-style-name="P3" draw:layer="layout" svg:x1="10.2cm" svg:y1="18.65cm" svg:x2="10.2cm" svg:y2="6.4cm">
          <text:p/>
        </draw:line>
        <draw:line draw:style-name="gr3" draw:text-style-name="P3" draw:layer="layout" svg:x1="10.25cm" svg:y1="6.5cm" svg:x2="11cm" svg:y2="6.5cm">
          <text:p/>
        </draw:line>
        <draw:line draw:style-name="gr3" draw:text-style-name="P3" draw:layer="layout" svg:x1="10.25cm" svg:y1="12.75cm" svg:x2="11cm" svg:y2="12.75cm">
          <text:p/>
        </draw:line>
        <draw:line draw:style-name="gr3" draw:text-style-name="P3" draw:layer="layout" svg:x1="10.25cm" svg:y1="18.5cm" svg:x2="11cm" svg:y2="18.5cm">
          <text:p/>
        </draw:line>
        <draw:line draw:style-name="gr3" draw:text-style-name="P3" draw:layer="layout" svg:x1="12cm" svg:y1="18.5cm" svg:x2="28.25cm" svg:y2="18.5cm">
          <text:p/>
        </draw:line>
        <draw:line draw:style-name="gr3" draw:text-style-name="P3" draw:layer="layout" svg:x1="12cm" svg:y1="12.75cm" svg:x2="28.25cm" svg:y2="12.75cm">
          <text:p/>
        </draw:line>
        <draw:line draw:style-name="gr3" draw:text-style-name="P3" draw:layer="layout" svg:x1="12cm" svg:y1="6.5cm" svg:x2="28.25cm" svg:y2="6.5cm">
          <text:p/>
        </draw:line>
        <draw:line draw:style-name="gr4" draw:text-style-name="P3" draw:layer="layout" svg:x1="8.75cm" svg:y1="14.25cm" svg:x2="11cm" svg:y2="13cm">
          <text:p/>
        </draw:line>
        <draw:line draw:style-name="gr4" draw:text-style-name="P3" draw:layer="layout" svg:x1="8.75cm" svg:y1="14.251cm" svg:x2="11.25cm" svg:y2="7cm">
          <text:p/>
        </draw:line>
        <draw:line draw:style-name="gr4" draw:text-style-name="P3" draw:layer="layout" svg:x1="8.75cm" svg:y1="14.251cm" svg:x2="11cm" svg:y2="18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12:17:48.431000000</meta:creation-date>
    <dc:date>2023-12-16T17:41:52.044000000</dc:date>
    <meta:editing-duration>PT4H42M46S</meta:editing-duration>
    <meta:editing-cycles>1</meta:editing-cycles>
    <meta:document-statistic meta:object-count="44"/>
    <meta:generator>LibreOffice/7.1.2.2$Windows_X86_64 LibreOffice_project/8a45595d069ef5570103caea1b71cc9d82b2aae4</meta:generator>
  </office:meta>
</office:document-meta>
</file>